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.setBookName( String boo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He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Boo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Feature.configure( final Featur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ook.setHello( Object hell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Isbn( String isb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RestFul.getBookById( @ PathParam ( "id" )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1341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ssue1341.configureClient( 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Publisher( String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PublishTime( Date publish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Isb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setBookId( int boo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getBoo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41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k.getPublish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